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632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ctor Processing Un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chment URL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ftp://www.horizon-systems.com/NHDPlus/NHDPlusV21/Data/NHDPlusNE/NHDPlusV21_NE_01_NHDPlusCatchment_01.7z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Mid Atlantic</text:p>
          </table:table-cell>
          <table:table-cell office:value-type="string" calcext:value-type="string">
            <text:p>ftp://www.horizon-systems.com/NHDPlus/NHDPlusV21/Data/NHDPlusMA/NHDPlusV21_MA_02_NHDPlusCatchment_01.7z</text:p>
          </table:table-cell>
        </table:table-row>
        <table:table-row table:style-name="ro1">
          <table:table-cell office:value-type="string" calcext:value-type="string">
            <text:p>03N</text:p>
          </table:table-cell>
          <table:table-cell office:value-type="string" calcext:value-type="string">
            <text:p>South Atlantic North</text:p>
          </table:table-cell>
          <table:table-cell office:value-type="string" calcext:value-type="string">
            <text:p>ftp://www.horizon-systems.com/NHDPlus/NHDPlusV21/Data/NHDPlusSA/NHDPlus03N/NHDPlusV21_SA_03N_NHDPlusCatchment_01.7z</text:p>
          </table:table-cell>
        </table:table-row>
        <table:table-row table:style-name="ro1">
          <table:table-cell office:value-type="string" calcext:value-type="string">
            <text:p>03S</text:p>
          </table:table-cell>
          <table:table-cell office:value-type="string" calcext:value-type="string">
            <text:p>South Atlantic South</text:p>
          </table:table-cell>
          <table:table-cell office:value-type="string" calcext:value-type="string">
            <text:p>ftp://www.horizon-systems.com/NHDPlus/NHDPlusV21/Data/NHDPlusSA/NHDPlus03S/NHDPlusV21_SA_03S_NHDPlusCatchment_01.7z</text:p>
          </table:table-cell>
        </table:table-row>
        <table:table-row table:style-name="ro1">
          <table:table-cell office:value-type="string" calcext:value-type="string">
            <text:p>03W</text:p>
          </table:table-cell>
          <table:table-cell office:value-type="string" calcext:value-type="string">
            <text:p>South Atlantic West</text:p>
          </table:table-cell>
          <table:table-cell office:value-type="string" calcext:value-type="string">
            <text:p>ftp://www.horizon-systems.com/NHDPlus/NHDPlusV21/Data/NHDPlusSA/NHDPlus03W/NHDPlusV21_SA_03W_NHDPlusCatchment_01.7z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ftp://www.horizon-systems.com/NHDPlus/NHDPlusV21/Data/NHDPlusGL/NHDPlusV21_GL_04_NHDPlusCatchments_05.7z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tp://www.horizon-systems.com/NHDPlus/NHDPlusV21/Data/NHDPlusMS/NHDPlus05/NHDPlusV21_MS_05_NHDPlusCatchment_01.7z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ftp://www.horizon-systems.com/NHDPlus/NHDPlusV21/Data/NHDPlusMS/NHDPlus06/NHDPlusV21_MS_06_NHDPlusCatchment_05.7z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Upper Mississippi</text:p>
          </table:table-cell>
          <table:table-cell office:value-type="string" calcext:value-type="string">
            <text:p>ftp://www.horizon-systems.com/NHDPlus/NHDPlusV21/Data/NHDPlusMS/NHDPlus07/NHDPlusV21_MS_07_NHDPlusCatchment_01.7z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Lower Mississippi</text:p>
          </table:table-cell>
          <table:table-cell office:value-type="string" calcext:value-type="string">
            <text:p>ftp://www.horizon-systems.com/NHDPlus/NHDPlusV21/Data/NHDPlusMS/NHDPlus08/NHDPlusV21_MS_08_NHDPlusCatchment_01.7z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ouris-Red-Rainy</text:p>
          </table:table-cell>
          <table:table-cell office:value-type="string" calcext:value-type="string">
            <text:p>ftp://www.horizon-systems.com/NHDPlus/NHDPlusV21/Data/NHDPlusSR/NHDPlusV21_SR_09_NHDPlusCatchment_01.7z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Upper Missouri</text:p>
          </table:table-cell>
          <table:table-cell office:value-type="string" calcext:value-type="string">
            <text:p>ftp://www.horizon-systems.com/NHDPlus/NHDPlusV21/Data/NHDPlusMS/NHDPlus10U/NHDPlusV21_MS_10U_NHDPlusCatchment_02.7z</text:p>
          </table:table-cell>
        </table:table-row>
        <table:table-row table:style-name="ro1">
          <table:table-cell office:value-type="string" calcext:value-type="string">
            <text:p>10L</text:p>
          </table:table-cell>
          <table:table-cell office:value-type="string" calcext:value-type="string">
            <text:p>Lower Missouri</text:p>
          </table:table-cell>
          <table:table-cell office:value-type="string" calcext:value-type="string">
            <text:p>ftp://www.horizon-systems.com/NHDPlus/NHDPlusV21/Data/NHDPlusMS/NHDPlus10L/NHDPlusV21_MS_10L_NHDPlusCatchment_01.7z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rk-Red-White</text:p>
          </table:table-cell>
          <table:table-cell office:value-type="string" calcext:value-type="string">
            <text:p>ftp://www.horizon-systems.com/NHDPlus/NHDPlusV21/Data/NHDPlusMS/NHDPlus11/NHDPlusV21_MS_11_NHDPlusCatchment_01.7z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tp://www.horizon-systems.com/NHDPlus/NHDPlusV21/Data/NHDPlusTX/NHDPlusV21_TX_12_NHDPlusCatchment_01.7z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ftp://www.horizon-systems.com/NHDPlus/NHDPlusV21/Data/NHDPlusRG/NHDPlusV21_RG_13_NHDPlusCatchment_02.7z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Upper Colorado</text:p>
          </table:table-cell>
          <table:table-cell office:value-type="string" calcext:value-type="string">
            <text:p>ftp://www.horizon-systems.com/NHDPlus/NHDPlusV21/Data/NHDPlusCO/NHDPlus14/NHDPlusV21_CO_14_NHDPlusCatchment_01.7z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Lower Colorado</text:p>
          </table:table-cell>
          <table:table-cell office:value-type="string" calcext:value-type="string">
            <text:p>ftp://www.horizon-systems.com/NHDPlus/NHDPlusV21/Data/NHDPlusCO/NHDPlus15/NHDPlusV21_CO_15_NHDPlusCatchment_01.7z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Great Basin</text:p>
          </table:table-cell>
          <table:table-cell office:value-type="string" calcext:value-type="string">
            <text:p>ftp://www.horizon-systems.com/NHDPlus/NHDPlusV21/Data/NHDPlusGB/NHDPlusV21_GB_16_NHDPlusCatchment_01.7z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acific Northwest</text:p>
          </table:table-cell>
          <table:table-cell office:value-type="string" calcext:value-type="string">
            <text:p>ftp://www.horizon-systems.com/NHDPlus/NHDPlusV21/Data/NHDPlusPN/NHDPlusV21_PN_17_NHDPlusCatchment_02.7z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tp://www.horizon-systems.com/NHDPlus/NHDPlusV21/Data/NHDPlusCA/NHDPlusV21_CA_18_NHDPlusCatchment_01.7z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3:32:29.523393668</meta:creation-date>
    <dc:date>2016-03-10T13:45:59.263767374</dc:date>
    <meta:editing-duration>PT13M29S</meta:editing-duration>
    <meta:editing-cycles>1</meta:editing-cycles>
    <meta:document-statistic meta:table-count="1" meta:cell-count="66" meta:object-count="0"/>
    <meta:generator>LibreOffice/5.0.5.2$Linux_X86_64 LibreOffice_project/00m0$Build-2</meta:generator>
  </office:meta>
</office:document-meta>
</file>